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13pt" officeooo:rsid="000493be" officeooo:paragraph-rsid="000493be" style:font-size-asian="13pt" style:font-size-complex="13pt"/>
    </style:style>
    <style:style style:name="P2" style:family="paragraph" style:parent-style-name="Standard">
      <style:text-properties style:font-name="Georgia" fo:font-size="13pt" officeooo:rsid="000493be" officeooo:paragraph-rsid="0004e634" style:font-size-asian="13pt" style:font-size-complex="13pt"/>
    </style:style>
    <style:style style:name="P3" style:family="paragraph" style:parent-style-name="Standard">
      <style:text-properties style:font-name="Georgia" fo:font-size="13pt" officeooo:rsid="00061644" officeooo:paragraph-rsid="00061644" style:font-size-asian="13pt" style:font-size-complex="13pt"/>
    </style:style>
    <style:style style:name="P4" style:family="paragraph" style:parent-style-name="Standard">
      <style:text-properties style:font-name="Georgia" fo:font-size="13pt" officeooo:rsid="0006edcf" officeooo:paragraph-rsid="0006edcf" style:font-size-asian="13pt" style:font-size-complex="13pt"/>
    </style:style>
    <style:style style:name="P5" style:family="paragraph" style:parent-style-name="Standard">
      <style:text-properties style:font-name="Georgia" fo:font-size="13pt" officeooo:rsid="0006edcf" officeooo:paragraph-rsid="000a6ec4" style:font-size-asian="13pt" style:font-size-complex="13pt"/>
    </style:style>
    <style:style style:name="P6" style:family="paragraph" style:parent-style-name="Standard">
      <style:text-properties style:font-name="Georgia" fo:font-size="13pt" officeooo:rsid="00071dd6" officeooo:paragraph-rsid="00071dd6" style:font-size-asian="13pt" style:font-size-complex="13pt"/>
    </style:style>
    <style:style style:name="P7" style:family="paragraph" style:parent-style-name="Standard">
      <style:text-properties style:font-name="Georgia" fo:font-size="13pt" officeooo:rsid="0008b4f9" officeooo:paragraph-rsid="0008b4f9" style:font-size-asian="13pt" style:font-size-complex="13pt"/>
    </style:style>
    <style:style style:name="P8" style:family="paragraph" style:parent-style-name="Standard">
      <style:text-properties style:font-name="Georgia" fo:font-size="13pt" officeooo:rsid="000982ed" officeooo:paragraph-rsid="000982ed" style:font-size-asian="13pt" style:font-size-complex="13pt"/>
    </style:style>
    <style:style style:name="P9" style:family="paragraph" style:parent-style-name="Standard">
      <style:text-properties style:font-name="Georgia" fo:font-size="13pt" officeooo:rsid="000a6ec4" officeooo:paragraph-rsid="000a6ec4" style:font-size-asian="13pt" style:font-size-complex="13pt"/>
    </style:style>
    <style:style style:name="P10" style:family="paragraph" style:parent-style-name="Standard">
      <style:text-properties style:font-name="Georgia" fo:font-size="13pt" officeooo:rsid="000abc0a" officeooo:paragraph-rsid="000abc0a" style:font-size-asian="13pt" style:font-size-complex="13pt"/>
    </style:style>
    <style:style style:name="P11" style:family="paragraph" style:parent-style-name="Standard">
      <style:text-properties style:font-name="Georgia" fo:font-size="13pt" officeooo:rsid="000dd05c" officeooo:paragraph-rsid="000dd05c" style:font-size-asian="13pt" style:font-size-complex="13pt"/>
    </style:style>
    <style:style style:name="P12" style:family="paragraph" style:parent-style-name="Standard">
      <style:text-properties style:font-name="Georgia" fo:font-size="13pt" officeooo:rsid="00109412" officeooo:paragraph-rsid="00109412" style:font-size-asian="13pt" style:font-size-complex="13pt"/>
    </style:style>
    <style:style style:name="P13" style:family="paragraph" style:parent-style-name="Standard">
      <style:text-properties style:font-name="Georgia" fo:font-size="13pt" officeooo:rsid="000abc0a" officeooo:paragraph-rsid="000abc0a" fo:background-color="#ffff00" style:font-size-asian="13pt" style:font-size-complex="13pt"/>
    </style:style>
    <style:style style:name="P14" style:family="paragraph" style:parent-style-name="Standard">
      <style:text-properties fo:color="#ff0000" style:font-name="Georgia" fo:font-size="13pt" officeooo:rsid="00061644" officeooo:paragraph-rsid="00061644" style:font-size-asian="13pt" style:font-size-complex="13pt"/>
    </style:style>
    <style:style style:name="P15" style:family="paragraph" style:parent-style-name="Standard">
      <style:text-properties fo:color="#ff0000" style:font-name="Georgia" fo:font-size="13pt" officeooo:rsid="0006edcf" officeooo:paragraph-rsid="0006edcf" style:font-size-asian="13pt" style:font-size-complex="13pt"/>
    </style:style>
    <style:style style:name="P16" style:family="paragraph" style:parent-style-name="Standard">
      <style:text-properties fo:color="#ff0000" style:font-name="Georgia" fo:font-size="13pt" officeooo:rsid="00071dd6" officeooo:paragraph-rsid="00071dd6" style:font-size-asian="13pt" style:font-size-complex="13pt"/>
    </style:style>
    <style:style style:name="P17" style:family="paragraph" style:parent-style-name="Standard">
      <style:text-properties fo:color="#ff0000" style:font-name="Georgia" fo:font-size="13pt" officeooo:rsid="000abc0a" officeooo:paragraph-rsid="000abc0a" style:font-size-asian="13pt" style:font-size-complex="13pt"/>
    </style:style>
    <style:style style:name="T1" style:family="text">
      <style:text-properties officeooo:rsid="0004e634"/>
    </style:style>
    <style:style style:name="T2" style:family="text">
      <style:text-properties officeooo:rsid="0006edcf"/>
    </style:style>
    <style:style style:name="T3" style:family="text">
      <style:text-properties officeooo:rsid="000a6ec4"/>
    </style:style>
    <style:style style:name="T4" style:family="text">
      <style:text-properties fo:background-color="#ffff00" loext:char-shading-value="0"/>
    </style:style>
    <style:style style:name="T5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 know that we use <text:span text:style-name="T1">Bootstrap</text:span> for making our site proper responsive .</text:p>
      <text:p text:style-name="P1"/>
      <text:p text:style-name="P2">Here are some examples for how <text:span text:style-name="T1">Bootstrap</text:span> works:</text:p>
      <text:p text:style-name="P2"/>
      <text:p text:style-name="P14">1) make-row:</text:p>
      <text:p text:style-name="P4">when u say make-row it simply added left and right margin</text:p>
      <text:p text:style-name="P4"><text:tab/>margin-left: -15px;</text:p>
      <text:p text:style-name="P4"><text:s text:c="2"/><text:tab/>margin-right: -15px;</text:p>
      <text:p text:style-name="P4"/>
      <text:p text:style-name="P15">2) make-md-column(col-size)</text:p>
      <text:p text:style-name="P4">whatever it may be <text:s/>column size <text:s/>it <text:s/>simply adds</text:p>
      <text:p text:style-name="P4"><text:tab/>position: relative;</text:p>
      <text:p text:style-name="P4"><text:s text:c="2"/><text:tab/>min-height: 1px;</text:p>
      <text:p text:style-name="P4"><text:s text:c="2"/><text:tab/>padding-left: 15px;</text:p>
      <text:p text:style-name="P4"><text:s text:c="2"/><text:tab/>padding-right: 15px;</text:p>
      <text:p text:style-name="P4"/>
      <text:p text:style-name="P7">and add one media query for min-width 992px where it adds extra float left and width od column according to specified column size.</text:p>
      <text:p text:style-name="P7">For ex: if u are providing make-md-column(4);</text:p>
      <text:p text:style-name="P7"/>
      <text:p text:style-name="P8">then it will add extra media query as:</text:p>
      <text:p text:style-name="P8">@media (min-width: 992px) {</text:p>
      <text:p text:style-name="P8"><text:s text:c="2"/><text:tab/>.formContent {</text:p>
      <text:p text:style-name="P8"><text:s text:c="4"/><text:tab/><text:tab/>float: left;</text:p>
      <text:p text:style-name="P8"><text:s text:c="4"/><text:tab/><text:tab/>width: 33.33333333%;</text:p>
      <text:p text:style-name="P8"><text:s text:c="2"/><text:tab/>}</text:p>
      <text:p text:style-name="P8">}</text:p>
      <text:p text:style-name="P4"/>
      <text:p text:style-name="P16">3)make-sm-column(<text:span text:style-name="T2">col-size</text:span>)</text:p>
      <text:p text:style-name="P6"/>
      <text:p text:style-name="P9">again it adds </text:p>
      <text:p text:style-name="P9"><text:tab/><text:span text:style-name="T2">position: relative;</text:span></text:p>
      <text:p text:style-name="P5"><text:s text:c="2"/><text:tab/>min-height: 1px;</text:p>
      <text:p text:style-name="P5"><text:s text:c="2"/><text:tab/>padding-left: 15px;</text:p>
      <text:p text:style-name="P5"><text:s text:c="2"/><text:tab/>padding-right: 15px; <text:s/><text:span text:style-name="T3">for column and adds extra media query for sm column'</text:span></text:p>
      <text:p text:style-name="P9">as:</text:p>
      <text:p text:style-name="P9">@media (min-width: 768px) {</text:p>
      <text:p text:style-name="P9"><text:s text:c="2"/><text:tab/>.second-section {</text:p>
      <text:p text:style-name="P9"><text:s text:c="3"/><text:tab/> <text:tab/>float: left;</text:p>
      <text:p text:style-name="P9"><text:s text:c="4"/><text:tab/><text:tab/>width: 50%;</text:p>
      <text:p text:style-name="P9"><text:s text:c="2"/><text:tab/>}</text:p>
      <text:p text:style-name="P9">}</text:p>
      <text:p text:style-name="P9"/>
      <text:p text:style-name="P10"/>
      <text:p text:style-name="P10"/>
      <text:p text:style-name="P17"><text:soft-page-break/>4)make-xs-column(col-size)</text:p>
      <text:p text:style-name="P10"/>
      <text:p text:style-name="P10">it does not add extra media query... it adds </text:p>
      <text:p text:style-name="P10"><text:tab/>float: left;</text:p>
      <text:p text:style-name="P10"><text:tab/>width: 50%;</text:p>
      <text:p text:style-name="P10">to the existing class where we divide columns</text:p>
      <text:p text:style-name="P10"/>
      <text:p text:style-name="P10">for ex:</text:p>
      <text:p text:style-name="P10">.second-section {</text:p>
      <text:p text:style-name="P10"><text:s/><text:tab/><text:span text:style-name="T4">float: left;</text:span></text:p>
      <text:p text:style-name="P13"><text:s/><text:tab/> width: 50%;</text:p>
      <text:p text:style-name="P10"><text:s/><text:tab/>position: relative;</text:p>
      <text:p text:style-name="P10"><text:s text:c="2"/><text:tab/>min-height: 1px;</text:p>
      <text:p text:style-name="P10"><text:s text:c="2"/><text:tab/>padding-left: 15px;</text:p>
      <text:p text:style-name="P10"><text:s text:c="2"/><text:tab/>padding-right: 15px;</text:p>
      <text:p text:style-name="P10">}</text:p>
      <text:p text:style-name="P10"/>
      <text:p text:style-name="P11">here additional content is shown as highlighted</text:p>
      <text:p text:style-name="P11"/>
      <text:p text:style-name="P12"><text:span text:style-name="T5">pull</text:span> always add right width depending on your column bifurcation.</text:p>
      <text:p text:style-name="P12"><text:span text:style-name="T5">Push</text:span> adds width to left of the page. </text:p>
      <text:p text:style-name="P10"/>
      <text:p text:style-name="P10"/>
      <text:p text:style-name="P6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12:01:07.118034077</meta:creation-date>
    <meta:generator>LibreOffice/4.2.4.2$Linux_x86 LibreOffice_project/420m0$Build-2</meta:generator>
    <dc:date>2014-10-08T16:23:12.905817755</dc:date>
    <meta:editing-duration>PT4H19M25S</meta:editing-duration>
    <meta:editing-cycles>13</meta:editing-cycles>
    <meta:document-statistic meta:table-count="0" meta:image-count="0" meta:object-count="0" meta:page-count="2" meta:paragraph-count="51" meta:word-count="206" meta:character-count="1413" meta:non-whitespace-character-count="1149"/>
  </office:meta>
</office:document-meta>
</file>